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 style:shadow="none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111in"/>
    </style:style>
    <style:style style:name="Table1.3" style:family="table-row">
      <style:table-row-properties style:min-row-height="0.3583in"/>
    </style:style>
    <style:style style:name="Table1.4" style:family="table-row">
      <style:table-row-properties style:min-row-height="0.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264in"/>
    </style:style>
    <style:style style:name="Table1.A7" style:family="table-cell">
      <style:table-cell-properties style:vertical-align="middle" fo:padding="0.0382in" fo:border="none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ce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7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3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/>
            <text:p text:style-name="P7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7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2"/>
            <text:p text:style-name="P7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2"/>
            <text:p text:style-name="P7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2"/>
            <text:p text:style-name="P4">INDIA</text:p>
          </table:table-cell>
          <table:table-cell table:style-name="Table1.A1" table:number-columns-spanned="2" office:value-type="string">
            <text:p text:style-name="P2"/>
            <text:p text:style-name="P5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"/>
            <text:p text:style-name="P7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2"/>
            <text:p text:style-name="P4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table:number-columns-spanned="2" office:value-type="string">
            <text:p text:style-name="P3"/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  <table:table-row table:style-name="Table1.8">
          <table:table-cell table:style-name="Table1.A7" table:number-columns-spanned="6" office:value-type="string">
            <text:p text:style-name="P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8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4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4"><text:placeholder text:placeholder-type="text">&lt;line.product_id.name or ''&gt;</text:placeholder></text:p>
            <text:p text:style-name="P4"><text:placeholder text:placeholder-type="text">&lt;line.product_id.description or ''&gt;</text:placeholder></text:p>
            <text:p text:style-name="P5"/>
            <text:p text:style-name="P5"><text:s text:c="13"/><text:placeholder text:placeholder-type="text">&lt;get_qty_kg(line.product_qty, line.product_uom and line.product_uom.name or False, get_invoice_info(o.id)['invoice_type'])&gt;</text:placeholder>KGS</text:p>
            <text:p text:style-name="P5"><text:s text:c="11"/></text:p>
            <text:p text:style-name="P5"><text:s/>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4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4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2-05T15:01:45</dc:date>
    <dc:creator>TrongNguyen </dc:creator>
    <meta:editing-duration>PT1H19M16S</meta:editing-duration>
    <meta:editing-cycles>34</meta:editing-cycles>
    <meta:generator>LibreOffice/3.5$Linux_x86 LibreOffice_project/350m1$Build-2</meta:generator>
    <meta:document-statistic meta:table-count="1" meta:image-count="0" meta:object-count="0" meta:page-count="1" meta:paragraph-count="20" meta:word-count="72" meta:character-count="1107" meta:non-whitespace-character-count="1027"/>
  </office:meta>
</office:document-meta>
</file>